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1pt" officeooo:paragraph-rsid="001bb03b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officeooo:paragraph-rsid="001bb03b" style:font-name-complex="Times New Roman1"/>
    </style:style>
    <style:style style:name="P3" style:family="paragraph" style:parent-style-name="Standard">
      <style:text-properties style:font-name="Times New Roman" officeooo:paragraph-rsid="001bb03b" style:font-name-complex="Times New Roman1"/>
    </style:style>
    <style:style style:name="P4" style:family="paragraph" style:parent-style-name="Standard">
      <style:paragraph-properties fo:margin-top="0cm" fo:margin-bottom="0.349cm" style:contextual-spacing="false" fo:text-align="center" style:justify-single-word="false"/>
      <style:text-properties officeooo:paragraph-rsid="001bb03b"/>
    </style:style>
    <style:style style:name="P5" style:family="paragraph" style:parent-style-name="Standard">
      <style:paragraph-properties fo:margin-top="0cm" fo:margin-bottom="0.349cm" style:contextual-spacing="false" fo:line-height="115%" fo:text-align="center" style:justify-single-word="false"/>
      <style:text-properties fo:font-size="11pt" officeooo:paragraph-rsid="001bb03b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paragraph-rsid="001bb03b" style:font-name-complex="Times New Roman1"/>
    </style:style>
    <style:style style:name="P7" style:family="paragraph" style:parent-style-name="Standard">
      <style:paragraph-properties fo:margin-top="0cm" fo:margin-bottom="0.349cm" style:contextual-spacing="false"/>
      <style:text-properties officeooo:paragraph-rsid="001bb03b"/>
    </style:style>
    <style:style style:name="P8" style:family="paragraph" style:parent-style-name="Standard">
      <style:paragraph-properties fo:margin-top="0cm" fo:margin-bottom="0cm" style:contextual-spacing="false" style:line-height-at-least="0cm"/>
      <style:text-properties officeooo:paragraph-rsid="001bb03b"/>
    </style:style>
    <style:style style:name="P9" style:family="paragraph" style:parent-style-name="Standard">
      <style:paragraph-properties style:line-height-at-least="0cm"/>
      <style:text-properties officeooo:paragraph-rsid="001bb03b"/>
    </style:style>
    <style:style style:name="P10" style:family="paragraph" style:parent-style-name="Standard">
      <style:paragraph-properties style:line-height-at-least="0cm"/>
      <style:text-properties style:font-name="Times New Roman" officeooo:paragraph-rsid="001bb03b" style:font-name-complex="Times New Roman1"/>
    </style:style>
    <style:style style:name="P11" style:family="paragraph" style:parent-style-name="Standard">
      <style:paragraph-properties fo:margin-top="0cm" fo:margin-bottom="0.212cm" style:contextual-spacing="false" style:line-height-at-least="0cm"/>
      <style:text-properties fo:font-size="11pt" officeooo:paragraph-rsid="001bb03b" style:font-size-asian="11pt" style:font-size-complex="11pt"/>
    </style:style>
    <style:style style:name="P12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1pt" officeooo:paragraph-rsid="001bb03b" style:font-size-asian="11pt" style:font-name-complex="Times New Roman1" style:font-size-complex="11pt"/>
    </style:style>
    <style:style style:name="P13" style:family="paragraph" style:parent-style-name="Standard">
      <style:paragraph-properties fo:margin-top="0cm" fo:margin-bottom="0cm" style:contextual-spacing="false" style:line-height-at-least="0cm"/>
      <style:text-properties fo:font-size="11pt" officeooo:paragraph-rsid="001bb03b" style:font-size-asian="11pt" style:font-size-complex="11pt"/>
    </style:style>
    <style:style style:name="P14" style:family="paragraph" style:parent-style-name="Standard">
      <style:paragraph-properties fo:margin-top="0cm" fo:margin-bottom="0.212cm" style:contextual-spacing="false" style:line-height-at-least="0cm" fo:text-indent="0cm" style:auto-text-indent="false" fo:break-before="column"/>
      <style:text-properties fo:font-size="11pt" officeooo:paragraph-rsid="001bb03b" style:font-size-asian="11pt" style:font-size-complex="11pt"/>
    </style:style>
    <style:style style:name="P15" style:family="paragraph" style:parent-style-name="Standard">
      <style:paragraph-properties fo:margin-top="0cm" fo:margin-bottom="0.212cm" style:contextual-spacing="false" style:line-height-at-least="0cm"/>
      <style:text-properties style:font-name="Times New Roman" officeooo:paragraph-rsid="001bb03b" style:font-name-complex="Times New Roman1"/>
    </style:style>
    <style:style style:name="P16" style:family="paragraph" style:parent-style-name="Standard">
      <style:paragraph-properties fo:margin-top="0cm" fo:margin-bottom="0.212cm" style:contextual-spacing="false" style:line-height-at-least="0cm" fo:text-align="center" style:justify-single-word="false"/>
      <style:text-properties style:font-name="Times New Roman" officeooo:paragraph-rsid="001bb03b" style:font-name-complex="Times New Roman1"/>
    </style:style>
    <style:style style:name="P17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officeooo:rsid="001cbdd0" officeooo:paragraph-rsid="001cbdd0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officeooo:rsid="001cbdd0" officeooo:paragraph-rsid="001cbdd0" style:font-size-asian="14pt" style:font-name-complex="Times New Roman1" style:font-size-complex="14pt"/>
    </style:style>
    <style:style style:name="P19" style:family="paragraph" style:parent-style-name="Text_20_body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officeooo:rsid="001cbdd0" officeooo:paragraph-rsid="001cbdd0" style:font-size-asian="14pt" style:font-name-complex="Times New Roman1" style:font-size-complex="14pt"/>
    </style:style>
    <style:style style:name="P20" style:family="paragraph" style:parent-style-name="Text_20_body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officeooo:rsid="001cbdd0" style:font-size-asian="14pt" style:font-name-complex="Times New Roman1" style:font-size-complex="14pt"/>
    </style:style>
    <style:style style:name="P21" style:family="paragraph" style:parent-style-name="Text_20_body" style:list-style-name="L1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officeooo:rsid="001cbdd0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officeooo:rsid="001f7043" officeooo:paragraph-rsid="001f7043" style:font-size-asian="14pt" style:font-name-complex="Times New Roman1" style:font-size-complex="14pt"/>
    </style:style>
    <style:style style:name="P23" style:family="paragraph" style:parent-style-name="Standard" style:list-style-name="L2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officeooo:rsid="001cbdd0" officeooo:paragraph-rsid="001cbdd0" style:font-size-asian="14pt" style:font-name-complex="Times New Roman1" style:font-size-complex="14pt"/>
    </style:style>
    <style:style style:name="P24" style:family="paragraph" style:parent-style-name="Text_20_body" style:list-style-name="L2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officeooo:rsid="001cbdd0" officeooo:paragraph-rsid="001e5b87" style:font-size-asian="14pt" style:font-name-complex="Times New Roman1" style:font-size-complex="14pt"/>
    </style:style>
    <style:style style:name="P25" style:family="paragraph" style:parent-style-name="Text_20_body" style:list-style-name="L3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officeooo:rsid="001f7043" officeooo:paragraph-rsid="001f7043" style:font-size-asian="14pt" style:font-name-complex="Times New Roman1" style:font-size-complex="14pt"/>
    </style:style>
    <style:style style:name="P26" style:family="paragraph" style:parent-style-name="Text_20_body" style:list-style-name="L4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officeooo:rsid="001f7043" style:font-size-asian="14pt" style:font-name-complex="Times New Roman1" style:font-size-complex="14pt"/>
    </style:style>
    <style:style style:name="P27" style:family="paragraph" style:parent-style-name="Heading_20_2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fo:font-weight="normal" officeooo:rsid="001cbdd0" officeooo:paragraph-rsid="001cbdd0" style:font-size-asian="14pt" style:font-weight-asian="normal" style:font-name-complex="Times New Roman1" style:font-size-complex="14pt" style:font-weight-complex="normal"/>
    </style:style>
    <style:style style:name="P28" style:family="paragraph" style:parent-style-name="Text_20_body" style:list-style-name="L5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fo:font-weight="normal" officeooo:rsid="001cbdd0" style:font-size-asian="14pt" style:font-weight-asian="normal" style:font-name-complex="Times New Roman1" style:font-size-complex="14pt" style:font-weight-complex="normal"/>
    </style:style>
    <style:style style:name="P29" style:family="paragraph" style:parent-style-name="Text_20_body" style:list-style-name="L5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fo:font-weight="normal" officeooo:rsid="001cbdd0" officeooo:paragraph-rsid="00204bf5" style:font-size-asian="14pt" style:font-weight-asian="normal" style:font-name-complex="Times New Roman1" style:font-size-complex="14pt" style:font-weight-complex="normal"/>
    </style:style>
    <style:style style:name="P30" style:family="paragraph" style:parent-style-name="Text_20_body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fo:font-weight="normal" officeooo:rsid="001cbdd0" officeooo:paragraph-rsid="00204bf5" style:font-size-asian="14pt" style:font-weight-asian="normal" style:font-name-complex="Times New Roman1" style:font-size-complex="14pt" style:font-weight-complex="normal"/>
    </style:style>
    <style:style style:name="P31" style:family="paragraph" style:parent-style-name="Text_20_body">
      <style:paragraph-properties fo:margin-top="0cm" fo:margin-bottom="0.212cm" style:contextual-spacing="false" style:line-height-at-least="0cm" fo:text-align="justify" style:justify-single-word="false" fo:break-before="page"/>
      <style:text-properties style:font-name="Times New Roman" fo:font-size="14pt" fo:font-weight="normal" officeooo:rsid="001cbdd0" officeooo:paragraph-rsid="00204bf5" style:font-size-asian="14pt" style:font-weight-asian="normal" style:font-name-complex="Times New Roman1" style:font-size-complex="14pt" style:font-weight-complex="normal"/>
    </style:style>
    <style:style style:name="P32" style:family="paragraph" style:parent-style-name="Text_20_body" style:list-style-name="L6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fo:font-weight="normal" officeooo:rsid="001cbdd0" style:font-size-asian="14pt" style:font-weight-asian="normal" style:font-name-complex="Times New Roman1" style:font-size-complex="14pt" style:font-weight-complex="normal"/>
    </style:style>
    <style:style style:name="P33" style:family="paragraph" style:parent-style-name="Heading_20_2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fo:font-weight="normal" officeooo:rsid="001cbdd0" style:font-size-asian="14pt" style:font-weight-asian="normal" style:font-name-complex="Times New Roman1" style:font-size-complex="14pt" style:font-weight-complex="normal"/>
    </style:style>
    <style:style style:name="P34" style:family="paragraph" style:parent-style-name="Text_20_body" style:list-style-name="L7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fo:font-weight="normal" officeooo:rsid="001cbdd0" style:font-size-asian="14pt" style:font-weight-asian="normal" style:font-name-complex="Times New Roman1" style:font-size-complex="14pt" style:font-weight-complex="normal"/>
    </style:style>
    <style:style style:name="P35" style:family="paragraph" style:parent-style-name="Text_20_body" style:list-style-name="L8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fo:font-weight="normal" officeooo:rsid="001cbdd0" style:font-size-asian="14pt" style:font-weight-asian="normal" style:font-name-complex="Times New Roman1" style:font-size-complex="14pt" style:font-weight-complex="normal"/>
    </style:style>
    <style:style style:name="P36" style:family="paragraph" style:parent-style-name="Text_20_body">
      <style:paragraph-properties fo:margin-top="0cm" fo:margin-bottom="0.212cm" style:contextual-spacing="false" style:line-height-at-least="0cm" fo:text-align="justify" style:justify-single-word="false"/>
      <style:text-properties style:font-name="Times New Roman" fo:font-size="14pt" fo:font-weight="normal" officeooo:rsid="001cbdd0" style:font-size-asian="14pt" style:font-weight-asian="normal" style:font-name-complex="Times New Roman1" style:font-size-complex="14pt" style:font-weight-complex="normal"/>
    </style:style>
    <style:style style:name="P37" style:family="paragraph" style:parent-style-name="Text_20_body">
      <style:paragraph-properties fo:margin-top="0cm" fo:margin-bottom="0.212cm" style:contextual-spacing="false" style:line-height-at-least="0cm" fo:text-align="center" style:justify-single-word="false"/>
      <style:text-properties style:font-name="Times New Roman" fo:font-size="14pt" fo:font-weight="normal" officeooo:rsid="0020ed2e" officeooo:paragraph-rsid="0020ed2e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weight="bold" style:font-weight-asian="bold" style:font-name-complex="Times New Roman1"/>
    </style:style>
    <style:style style:name="T6" style:family="text">
      <style:text-properties style:font-name="Times New Roman" fo:font-size="11pt" style:font-size-asian="11pt" style:font-name-complex="Times New Roman1" style:font-size-complex="11pt"/>
    </style:style>
    <style:style style:name="T7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бюджетное профессиональное образовательное учреждение Вологодской области </text:span></text:p>
      <text:p text:style-name="P1" loext:marker-style-name="T1"><text:span text:style-name="T1">«Череповецкий лесомеханический техникум им. В.П. Чкалова»</text:span></text:p>
      <text:p text:style-name="P2" loext:marker-style-name="T1"/>
      <text:p text:style-name="P3" loext:marker-style-name="T1"/>
      <text:p text:style-name="P3" loext:marker-style-name="T1"/>
      <text:p text:style-name="P4" loext:marker-style-name="T2"><text:span text:style-name="T2">Специальность </text:span><text:span text:style-name="T3">09.02.07</text:span><text:span text:style-name="T4"> «Информационные системы и программирование»</text:span></text:p>
      <text:p text:style-name="P3" loext:marker-style-name="T1"/>
      <text:p text:style-name="P3" loext:marker-style-name="T1"/>
      <text:p text:style-name="P5" loext:marker-style-name="T5"><text:span text:style-name="T5">ОТЧЕТ ПО ПРОИЗВОДСТВЕННОЙ ПРАКТИКЕ</text:span></text:p>
      <text:p text:style-name="P5" loext:marker-style-name="T5"><text:span text:style-name="T5">ПП по ПМ.03 РЕВЬЮИРОВАНИЕ ПРОГРАММНЫХ МОДУЛЕЙ</text:span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><text:span text:style-name="T6">Выполнил студент 3 курса группы ИС-</text:span><text:span text:style-name="T1">____</text:span></text:p>
      <text:p text:style-name="P7" loext:marker-style-name="T1"><text:span text:style-name="T1">__________________________________</text:span></text:p>
      <text:p text:style-name="P7" loext:marker-style-name="T1"><text:span text:style-name="T6">подпись</text:span><text:span text:style-name="T1"> ___________________________</text:span></text:p>
      <text:p text:style-name="P8" loext:marker-style-name="T1"><text:span text:style-name="T6">место практики</text:span><text:span text:style-name="T1"> __________________________________________________________________ </text:span></text:p>
      <text:p text:style-name="P9" loext:marker-style-name="T1"><text:span text:style-name="T1"><text:tab/><text:tab/><text:tab/></text:span><text:span text:style-name="T6">наименование юридического лица, ФИО ИП</text:span></text:p>
      <text:p text:style-name="P10" loext:marker-style-name="T1"/>
      <text:p text:style-name="P10" loext:marker-style-name="T1"/>
      <text:section text:style-name="Sect1" text:name="TextSection">
        <text:p text:style-name="P11" loext:marker-style-name="T1"><text:span text:style-name="T1">Период прохождения:</text:span></text:p>
        <text:p text:style-name="P11" loext:marker-style-name="T1"><text:span text:style-name="T1">с <text:s/>«___» _______ 2025 г. </text:span></text:p>
        <text:p text:style-name="P11" loext:marker-style-name="T1"><text:span text:style-name="T1">по «___» _______ 2025 г.</text:span></text:p>
        <text:p text:style-name="P12" loext:marker-style-name="T1"/>
        <text:p text:style-name="P13" loext:marker-style-name="T1"><text:span text:style-name="T1">Руководитель практики от </text:span></text:p>
        <text:p text:style-name="P13" loext:marker-style-name="T1"><text:span text:style-name="T1">предприятия</text:span></text:p>
        <text:p text:style-name="P11" loext:marker-style-name="T1"><text:span text:style-name="T1">должность______________________</text:span></text:p>
        <text:p text:style-name="P11" loext:marker-style-name="T1"><text:span text:style-name="T1">_______________________________</text:span></text:p>
        <text:p text:style-name="P11" loext:marker-style-name="T1"><text:span text:style-name="T1">подпись________________________</text:span></text:p>
        <text:p text:style-name="P12" loext:marker-style-name="T1"/>
        <text:p text:style-name="P12" loext:marker-style-name="T1"/>
        <text:p text:style-name="P12" loext:marker-style-name="T1"/>
        <text:p text:style-name="P11" loext:marker-style-name="T1"><text:span text:style-name="T1"><text:s text:c="20"/>МП</text:span></text:p>
        <text:p text:style-name="P14" loext:marker-style-name="T1"><text:span text:style-name="T1">Руководитель практики от </text:span></text:p>
        <text:p text:style-name="P11" loext:marker-style-name="T1"><text:span text:style-name="T1">техникума: Материкова А.А.</text:span></text:p>
        <text:p text:style-name="P11" loext:marker-style-name="T1"><text:span text:style-name="T1">______________________________________</text:span></text:p>
        <text:p text:style-name="P11" loext:marker-style-name="T1"><text:span text:style-name="T1">Оценка:_______________________________</text:span></text:p>
        <text:p text:style-name="P11" loext:marker-style-name="T1"><text:span text:style-name="T1">«___» _______________________2025 года</text:span></text:p>
      </text:section>
      <text:p text:style-name="P15" loext:marker-style-name="T1"/>
      <text:p text:style-name="P15" loext:marker-style-name="T1"/>
      <text:p text:style-name="P15" loext:marker-style-name="T1"/>
      <text:p text:style-name="P16" loext:marker-style-name="T1"/>
      <text:p text:style-name="P16" loext:marker-style-name="T1"/>
      <text:p text:style-name="P16" loext:marker-style-name="T1">г. Череповец</text:p>
      <text:p text:style-name="P16" loext:marker-style-name="T1">2025</text:p>
      <text:p text:style-name="P17" loext:marker-style-name="T1"><text:bookmark text:name="_GoBack"/>СОДЕРЖАНИЕ</text:p>
      <text:p text:style-name="P17" loext:marker-style-name="T1">ВВЕДЕНИЕ</text:p>
      <text:p text:style-name="P17" loext:marker-style-name="T1">1 ОБЩАЯ ХАРАКТЕРИСТИКА ПРЕДПРИЯТИЯ</text:p>
      <text:p text:style-name="P18" loext:marker-style-name="T1">«Малленом Системс» — российская IT-компания, специализируется на компьютерном зрении, промышленной видеоаналитике и решениях на базе машинного обучения / нейронных сетей.</text:p>
      <text:p text:style-name="P18" loext:marker-style-name="T1">Зарегистрирована 28.02.2011</text:p>
      <text:p text:style-name="P18" loext:marker-style-name="T1">Генеральный директор — Анна Э. Живиця. </text:p>
      <text:p text:style-name="P18" loext:marker-style-name="T1"/>
      <text:p text:style-name="P18" loext:marker-style-name="T1">1.1 Организационная структура предприятия</text:p>
      <text:p text:style-name="P19" loext:marker-style-name="T1">1. Генеральный директор (CEO) — стратегическое управление, внешние связи, крупные клиенты/партнёры.</text:p>
      <text:p text:style-name="P20">2. Технический директор (CTO) — отвечает за R&amp;D, архитектуру продуктов, научные разработки.</text:p>
      <text:p text:style-name="P20">3. Раздел «Разработка и R&amp;D»:</text:p>
      <text:list text:style-name="L1">
        <text:list-item>
          <text:p text:style-name="P21">Отдел разработки ПО (backend, frontend, встраиваемое ПО).</text:p>
        </text:list-item>
        <text:list-item>
          <text:p text:style-name="P21">Отдел машинного обучения / Data Science (обучение и поддержка нейросетей, подготовка данных).</text:p>
        </text:list-item>
        <text:list-item>
          <text:p text:style-name="P21">Отдел встраиваемых систем и аппаратных интеграций (smart-камера, SDK).</text:p>
        </text:list-item>
      </text:list>
      <text:p text:style-name="P20">4. Отдел качества (QA, тестирование видеоаналитики, валидация моделей).</text:p>
      <text:p text:style-name="P20">5. Отдел внедрения и проекта (Project Management, System Integrators, монтаж/пусконаладка у заказчика).</text:p>
      <text:p text:style-name="P20">6. Отдел DevOps / SRE — CI/CD, облачная инфраструктура, поставка ПО на объекты.</text:p>
      <text:p text:style-name="P20">7. Отдел продаж и маркетинга — коммерция, работа с партнёрами, поддержка клиентов.</text:p>
      <text:p text:style-name="P20">8. Отдел техподдержки / сервисная поддержка (поддержка инсталлированных решений).</text:p>
      <text:p text:style-name="P20">9. Отдел по безопасности и промышленной интеграции (для отраслевых решений: ПБ, интеграция с системами предприятия).</text:p>
      <text:p text:style-name="P20">10. Административно-хозяйственные подразделения: HR, финансы/бухгалтерия, юристы, логистика.</text:p>
      <text:p text:style-name="P18" loext:marker-style-name="T1"/>
      <text:p text:style-name="P18" loext:marker-style-name="T1">1.2 Внутренний распорядок работы предприятия, охрана труда ИТ-специалистов</text:p>
      <text:p text:style-name="P22" loext:marker-style-name="T1">Внутренний распорядок работы</text:p>
      <text:list text:style-name="L2">
        <text:list-item>
          <text:p text:style-name="P23" loext:marker-style-name="T1">Начало и окончание рабочего дня фиксируется через систему учёта рабочего времени (табель/электронный пропуск).</text:p>
        </text:list-item>
        <text:list-item>
          <text:p text:style-name="P24" loext:marker-style-name="T1"><text:soft-page-break/>Личные встречи/статусы проектов: ежедневные стендапы (Scrum), еженедельные планёрки по проектам, ежемесячные отчёты по KPI.</text:p>
        </text:list-item>
        <text:list-item>
          <text:p text:style-name="P24" loext:marker-style-name="T1">Политика доступа к коду/данным: разграничение прав в репозиториях (git), двухфакторная аутентификация, политика работы с конфиденциальными данными заказчиков.</text:p>
        </text:list-item>
        <text:list-item>
          <text:p text:style-name="P24" loext:marker-style-name="T1">Обучение и развитие: внутренние курсы, хакатоны, корпоративные мероприятия.</text:p>
        </text:list-item>
      </text:list>
      <text:p text:style-name="P22" loext:marker-style-name="T1">Охрана труда и безопасность для ИТ-специалистов</text:p>
      <text:list text:style-name="L3">
        <text:list-item>
          <text:p text:style-name="P25" loext:marker-style-name="T1">Рабочие места: эргономичные кресла, регулируемые столы, монитор(ы) с защитой от мерцания. Регулярная проверка электрооборудования.</text:p>
        </text:list-item>
      </text:list>
      <text:list text:style-name="L4">
        <text:list-item>
          <text:p text:style-name="P26">Санитарно-гигиенические нормы: освещение, температурный режим, вентиляция, нормы по шуму.</text:p>
        </text:list-item>
        <text:list-item>
          <text:p text:style-name="P26">Медосмотры: периодические медосмотры в соответствии с трудовым законодательством (если предусмотрено локально для конкретных должностей).</text:p>
        </text:list-item>
        <text:list-item>
          <text:p text:style-name="P26">Профилактика зрительного напряжения: регламентированные перерывы от экранной работы, рекомендации по настройке дисплеев (яркость/контраст), возможность использования специальной оптики.</text:p>
        </text:list-item>
        <text:list-item>
          <text:p text:style-name="P26">Электробезопасность: инструкции по работе с оборудованием, запрет на несанкционированное вмешательство в серверное/сетевое оборудование.</text:p>
        </text:list-item>
        <text:list-item>
          <text:p text:style-name="P26">Инструктажи и обучение: вводный инструктаж по охране труда, противопожарный инструктаж, обучение по информационной безопасности (обращение с персональными данными, соблюдение политики конфиденциальности).</text:p>
        </text:list-item>
      </text:list>
      <text:p text:style-name="P22" loext:marker-style-name="T1"/>
      <text:p text:style-name="P18" loext:marker-style-name="T1">1.3 Должностные инструкции ИТ-специалистов предприятия</text:p>
      <text:h text:style-name="P27" text:outline-level="2" loext:marker-style-name="T1">1) Инженер-программист (Software Engineer)</text:h>
      <text:p text:style-name="P20"><text:span text:style-name="Strong_20_Emphasis"><text:span text:style-name="T7">Цель должности:</text:span></text:span><text:span text:style-name="T7"> разработка и поддержка компонентов серверной/встроенной части ПО.<text:line-break/></text:span><text:span text:style-name="Strong_20_Emphasis"><text:span text:style-name="T7">Обязанности:</text:span></text:span></text:p>
      <text:list text:style-name="L5">
        <text:list-item>
          <text:p text:style-name="P28">разработка и сопровождение модулей ПО (backend / SDK);</text:p>
        </text:list-item>
        <text:list-item>
          <text:p text:style-name="P28">участие в проектировании архитектуры;</text:p>
        </text:list-item>
        <text:list-item>
          <text:p text:style-name="P28">написание unit/integration тестов, участие в code review;</text:p>
        </text:list-item>
        <text:list-item>
          <text:p text:style-name="P28">сопровождение выпуска релизов, устранение багов;</text:p>
        </text:list-item>
        <text:list-item>
          <text:p text:style-name="P29">работа с системой контроля версий и CI/CD.</text:p>
        </text:list-item>
      </text:list>
      <text:p text:style-name="P30"/>
      <text:p text:style-name="P31">2) Инженер по машинному обучению (ML Engineer / Data Scientist)</text:p>
      <text:p text:style-name="P20"><text:span text:style-name="Strong_20_Emphasis"><text:span text:style-name="T7">Цель:</text:span></text:span><text:span text:style-name="T7"> разработка, обучение и внедрение моделей компьютерного зрения.<text:line-break/></text:span><text:span text:style-name="Strong_20_Emphasis"><text:span text:style-name="T7">Обязанности:</text:span></text:span></text:p>
      <text:list text:style-name="L6">
        <text:list-item>
          <text:p text:style-name="P32">подготовка датасетов, аннотирование; обучение нейросетей, оптимизация моделей;</text:p>
        </text:list-item>
        <text:list-item>
          <text:p text:style-name="P32">валидация точности/robustness в реальных условиях (ночь, засорённые номера и т.д.);</text:p>
        </text:list-item>
        <text:list-item>
          <text:p text:style-name="P32">пакетирование моделей для встраивания в SDK/камера;</text:p>
        </text:list-item>
        <text:list-item>
          <text:p text:style-name="P32">совместная работа с инженерами по продукту и QA.</text:p>
        </text:list-item>
      </text:list>
      <text:h text:style-name="P33" text:outline-level="2">3) DevOps / SRE</text:h>
      <text:p text:style-name="P20"><text:span text:style-name="Strong_20_Emphasis"><text:span text:style-name="T7">Цель:</text:span></text:span><text:span text:style-name="T7"> поддержка инфраструктуры, CI/CD, развёртываний у заказчика и в облаках.<text:line-break/></text:span><text:span text:style-name="Strong_20_Emphasis"><text:span text:style-name="T7">Обязанности:</text:span></text:span></text:p>
      <text:list text:style-name="L7">
        <text:list-item>
          <text:p text:style-name="P34">настройка CI/CD, контейнеризация (Docker/Kubernetes), мониторинг;</text:p>
        </text:list-item>
        <text:list-item>
          <text:p text:style-name="P34">автоматизация сборок и деплоёв; сопровождение серверной инфраструктуры.</text:p>
        </text:list-item>
      </text:list>
      <text:h text:style-name="P33" text:outline-level="2">4) Инженер по внедрению / системный интегратор</text:h>
      <text:p text:style-name="P20"><text:span text:style-name="Strong_20_Emphasis"><text:span text:style-name="T7">Цель:</text:span></text:span><text:span text:style-name="T7"> развёртывание систем на объектах заказчика, интеграция с локальными системами предприятия.<text:line-break/></text:span><text:span text:style-name="Strong_20_Emphasis"><text:span text:style-name="T7">Обязанности:</text:span></text:span></text:p>
      <text:list text:style-name="L8">
        <text:list-item>
          <text:p text:style-name="P35">монтаж/настройка камер и серверов, интеграция с доступом/складской/транспортной системой;</text:p>
        </text:list-item>
        <text:list-item>
          <text:p text:style-name="P35">тестирование на рабочем объекте, обучение персонала заказчика;</text:p>
        </text:list-item>
        <text:list-item>
          <text:p text:style-name="P35">оформление актов приёмки и сопровождение сервисных заявок.</text:p>
        </text:list-item>
      </text:list>
      <text:h text:style-name="P33" text:outline-level="2">5) QA инженер (тестирование)</text:h>
      <text:p text:style-name="P20"><text:span text:style-name="Strong_20_Emphasis"><text:span text:style-name="T7">Обязанности:</text:span></text:span><text:span text:style-name="T7"> разработка тест-планов, автоматизация тестов, проверка точности алгоритмов на реальных видеоданных, регрессионное тестирование.</text:span></text:p>
      <text:h text:style-name="P33" text:outline-level="2">6) IT-поддержка / сервисная поддержка</text:h>
      <text:p text:style-name="P20"><text:span text:style-name="Strong_20_Emphasis"><text:span text:style-name="T7">Обязанности:</text:span></text:span><text:span text:style-name="T7"> первичная техническая поддержка клиентов, обработка тикетов, базовая диагностика и эскалация сложных проблем в разработку/внедрение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2 РЕВЬЮИРОВАНИЕ ПРОГРАММНЫХ ПРОДУКТОВ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3:35:01.850204700</meta:creation-date>
    <dc:date>2025-11-19T13:55:41.650833500</dc:date>
    <meta:editing-duration>PT20M36S</meta:editing-duration>
    <meta:editing-cycles>6</meta:editing-cycles>
    <meta:generator>LibreOffice/25.2.6.2$Windows_X86_64 LibreOffice_project/729c5bfe710f5eb71ed3bbde9e06a6065e9c6c5d</meta:generator>
    <meta:document-statistic meta:table-count="0" meta:image-count="0" meta:object-count="0" meta:page-count="7" meta:paragraph-count="87" meta:word-count="635" meta:character-count="5646" meta:non-whitespace-character-count="5089"/>
  </office:meta>
</office:document-meta>
</file>